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uardar con Git Credential Helper (en caché o archivo seguro)</text:p>
      <text:p text:style-name="Standard"/>
      <text:h text:style-name="Heading_20_3" text:outline-level="3">Paso 1: Configura Git para almacenar credenciales</text:h>
      <text:p text:style-name="Text_20_body">En la terminal, ejecuta:</text:p>
      <text:p text:style-name="Standard">git config --global credential.helper store</text:p>
      <text:p text:style-name="Standard"/>
      <text:p text:style-name="Standard">Esto le dice a Git que guarde tu usuario y contraseña (o token) <text:span text:style-name="Strong_20_Emphasis">en texto plano</text:span> en un archivo (<text:span text:style-name="Source_20_Text">~/.git-credentials</text:span>)</text:p>
      <text:p text:style-name="Standard"/>
      <text:p text:style-name="Standard">Paso 2: Usa el token al hacer <text:span text:style-name="Source_20_Text">git push</text:span> (una sola vez)</text:p>
      <text:p text:style-name="Standard"/>
      <text:p text:style-name="Standard">La primera vez que hagas:</text:p>
      <text:p text:style-name="Standard"/>
      <text:p text:style-name="Standard">git push origin main</text:p>
      <text:p text:style-name="Standard"/>
      <text:p text:style-name="Standard">Git te pedirá:</text:p>
      <text:p text:style-name="Standard"/>
      <text:p text:style-name="Standard">Username for 'https://github.com': danielmejia1985</text:p>
      <text:p text:style-name="Standard">Password for 'https:<text:a xlink:type="simple" xlink:href="mailto://danielmejia1985@github.com" text:style-name="Internet_20_link" text:visited-style-name="Visited_20_Internet_20_Link">//danielmejia1985@github.com</text:a>':</text:p>
      <text:p text:style-name="Standard"/>
      <text:list text:style-name="L1">
        <text:list-item>
          <text:p text:style-name="P1">En "Password", <text:span text:style-name="Strong_20_Emphasis">pega el token personal de acceso de GitHub</text:span> (no tu contraseña).</text:p>
        </text:list-item>
      </text:list>
      <text:p text:style-name="Text_20_body">Git guardará esa información de forma automática la próxima vez si configuraste <text:span text:style-name="Source_20_Text">store</text:span> o <text:span text:style-name="Source_20_Text">cache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9T13:22:10.256953290</meta:creation-date>
    <dc:date>2025-07-19T13:24:27.181135473</dc:date>
    <meta:editing-duration>PT2M17S</meta:editing-duration>
    <meta:editing-cycles>1</meta:editing-cycles>
    <meta:document-statistic meta:table-count="0" meta:image-count="0" meta:object-count="0" meta:page-count="1" meta:paragraph-count="13" meta:word-count="107" meta:character-count="675" meta:non-whitespace-character-count="583"/>
    <meta:generator>LibreOffice/25.2.4.3$Linux_X86_64 LibreOffice_project/33e196637044ead23f5c3226cde09b47731f7e27</meta:generator>
  </office:meta>
</office:document-meta>
</file>